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ef5" officeooo:paragraph-rsid="0001fef5"/>
    </style:style>
    <style:style style:name="P2" style:family="paragraph" style:parent-style-name="Standard">
      <style:text-properties officeooo:rsid="00029aa8" officeooo:paragraph-rsid="00029aa8"/>
    </style:style>
    <style:style style:name="P3" style:family="paragraph" style:parent-style-name="Standard">
      <style:text-properties officeooo:rsid="000441e1" officeooo:paragraph-rsid="000441e1"/>
    </style:style>
    <style:style style:name="T1" style:family="text">
      <style:text-properties officeooo:rsid="00029a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ja desde el 5 de junio al 30 de junio, 25 dias desde el dia del “accidente”</text:p>
      <text:p text:style-name="P1">1º 2º 3º no se cobra</text:p>
      <text:p text:style-name="P1">4º al 15º lo paga la empresa, 15 dias * (<text:span text:style-name="T1">20,3</text:span>) <text:span text:style-name="T1">= 304,50€</text:span></text:p>
      <text:p text:style-name="P2">del 16º a 20º paga la mutua o el inss y lo adelanta la empresa 5 dias (60%*(870/30))</text:p>
      <text:p text:style-name="P3">del 21º al 26º paga igual que arriba pero con un 75% 5 dias * <text:span text:style-name="T1">60%*(</text:span>(<text:span text:style-name="T1">870</text:span>+())<text:span text:style-name="T1">/30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4:00:42.623000000</meta:creation-date>
    <dc:date>2018-05-04T09:36:51.147000000</dc:date>
    <meta:editing-duration>PT19H5M7S</meta:editing-duration>
    <meta:editing-cycles>1</meta:editing-cycles>
    <meta:document-statistic meta:table-count="0" meta:image-count="0" meta:object-count="0" meta:page-count="1" meta:paragraph-count="5" meta:word-count="70" meta:character-count="316" meta:non-whitespace-character-count="251"/>
    <meta:generator>LibreOffice/6.0.3.2$Windows_X86_64 LibreOffice_project/8f48d515416608e3a835360314dac7e47fd0b821</meta:generator>
  </office:meta>
</office:document-meta>
</file>